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onospace" svg:font-family="monospace"/>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Calibri" fo:font-size="11pt" fo:font-weight="normal" style:font-size-asian="11pt" style:font-weight-asian="normal" style:font-size-complex="11pt" style:font-weight-complex="normal"/>
    </style:style>
    <style:style style:name="P3" style:family="paragraph" style:parent-style-name="Standard" style:master-page-name="MP0">
      <style:paragraph-properties style:page-number="auto" fo:break-before="page"/>
    </style:style>
    <style:style style:name="P4" style:family="paragraph" style:parent-style-name="Standard" style:list-style-name="L2"/>
    <style:style style:name="P5" style:family="paragraph" style:parent-style-name="Standard">
      <style:text-properties officeooo:paragraph-rsid="00133fd5"/>
    </style:style>
    <style:style style:name="P6" style:family="paragraph" style:parent-style-name="Standard">
      <style:text-properties style:font-name="Arial1"/>
    </style:style>
    <style:style style:name="P7" style:family="paragraph" style:parent-style-name="Standard" style:list-style-name="L3">
      <style:text-properties style:font-name="Arial1"/>
    </style:style>
    <style:style style:name="P8" style:family="paragraph" style:parent-style-name="Standard">
      <style:text-properties style:font-name="Arial1" fo:font-size="14pt" fo:font-weight="bold" style:font-size-asian="14pt" style:font-weight-asian="bold" style:font-size-complex="14pt" style:font-weight-complex="bold"/>
    </style:style>
    <style:style style:name="P9" style:family="paragraph" style:parent-style-name="Standard">
      <style:text-properties style:font-name="Arial1" fo:font-size="11pt" fo:font-weight="bold" style:font-size-asian="11pt" style:font-weight-asian="bold" style:font-size-complex="11pt" style:font-weight-complex="bold"/>
    </style:style>
    <style:style style:name="P10" style:family="paragraph" style:parent-style-name="Standard">
      <style:text-properties style:font-name="Arial1" fo:font-size="11pt" fo:font-weight="normal" style:font-size-asian="11pt" style:font-weight-asian="normal" style:font-size-complex="11pt" style:font-weight-complex="normal"/>
    </style:style>
    <style:style style:name="P11" style:family="paragraph" style:parent-style-name="Standard">
      <style:text-properties style:font-name="Arial1" fo:font-style="italic" officeooo:rsid="0014661f" officeooo:paragraph-rsid="0014661f" style:font-style-asian="italic" style:font-style-complex="italic"/>
    </style:style>
    <style:style style:name="P12" style:family="paragraph" style:parent-style-name="Standard">
      <style:paragraph-properties fo:break-before="page"/>
      <style:text-properties style:font-name="Arial1" fo:font-size="14pt" fo:font-weight="bold" style:font-size-asian="14pt" style:font-weight-asian="bold" style:font-size-complex="14pt" style:font-weight-complex="bold"/>
    </style:style>
    <style:style style:name="P13" style:family="paragraph" style:parent-style-name="Listenabsatz" style:list-style-name="L1">
      <style:text-properties style:font-name="Arial1"/>
    </style:style>
    <style:style style:name="P14" style:family="paragraph" style:parent-style-name="Text_20_body">
      <style:text-properties officeooo:paragraph-rsid="0014661f"/>
    </style:style>
    <style:style style:name="P15" style:family="paragraph" style:parent-style-name="Text_20_body" style:list-style-name="L4">
      <style:text-properties style:font-name="Arial1"/>
    </style:style>
    <style:style style:name="P16" style:family="paragraph" style:parent-style-name="Text_20_body" style:list-style-name="L4">
      <style:paragraph-properties fo:margin-top="0in" fo:margin-bottom="0in" loext:contextual-spacing="false"/>
      <style:text-properties style:font-name="Arial1"/>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12494" style:font-weight-asian="bold"/>
    </style:style>
    <style:style style:name="T4" style:family="text">
      <style:text-properties style:font-name="Arial"/>
    </style:style>
    <style:style style:name="T5" style:family="text">
      <style:text-properties fo:font-size="11pt" fo:font-weight="normal" style:font-size-asian="11pt" style:font-weight-asian="normal" style:font-size-complex="11pt" style:font-weight-complex="normal"/>
    </style:style>
    <style:style style:name="T6" style:family="text">
      <style:text-properties fo:font-size="11pt" fo:font-weight="bold" style:font-size-asian="11pt" style:font-weight-asian="bold" style:font-size-complex="11pt" style:font-weight-complex="bold"/>
    </style:style>
    <style:style style:name="T7" style:family="text">
      <style:text-properties style:font-name="Calibri" fo:font-weight="normal" style:font-weight-asian="normal" style:font-weight-complex="normal"/>
    </style:style>
    <style:style style:name="T8" style:family="text">
      <style:text-properties style:font-name="monospace"/>
    </style:style>
    <style:style style:name="T9" style:family="text">
      <style:text-properties fo:font-weight="normal" style:font-weight-asian="normal" style:font-weight-complex="normal"/>
    </style:style>
    <style:style style:name="T10" style:family="text">
      <style:text-properties officeooo:rsid="0014661f"/>
    </style:style>
    <style:style style:name="T11" style:family="text">
      <style:text-properties style:font-name="Arial1"/>
    </style:style>
    <style:style style:name="T12" style:family="text">
      <style:text-properties style:font-name="Arial1" fo:font-weight="bold" style:font-weight-asian="bold"/>
    </style:style>
    <style:style style:name="T13" style:family="text">
      <style:text-properties style:font-name="Arial1" fo:font-weight="bold" officeooo:rsid="00112494" style:font-weight-asian="bold"/>
    </style:style>
    <style:style style:name="T14" style:family="text">
      <style:text-properties style:font-name="Arial1" fo:font-weight="bold" style:font-weight-asian="bold" style:font-weight-complex="bold"/>
    </style:style>
    <style:style style:name="T15" style:family="text">
      <style:text-properties style:font-name="Arial1" fo:font-size="11pt" fo:font-weight="bold" style:font-size-asian="11pt" style:font-weight-asian="bold" style:font-size-complex="11pt" style:font-weight-complex="bold"/>
    </style:style>
    <style:style style:name="T16" style:family="text">
      <style:text-properties style:font-name="Arial1" fo:font-size="11pt" fo:font-weight="normal" style:font-size-asian="11pt" style:font-weight-asian="normal" style:font-size-complex="11pt" style:font-weight-complex="normal"/>
    </style:style>
    <style:style style:name="T17" style:family="text">
      <style:text-properties style:font-name="Arial1" officeooo:rsid="0014661f"/>
    </style:style>
    <text:list-style style:name="L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Absatz-Standardschriftart"><text:span text:style-name="T12">Team</text:span></text:span><text:span text:style-name="T11">: 02, Daniel Hofmeister, Alex Mantel</text:span></text:p>
      <text:p text:style-name="Standard"><text:span text:style-name="Absatz-Standardschriftart"><text:span text:style-name="T12">Aufgabenaufteilung</text:span></text:span><text:span text:style-name="T11">: </text:span></text:p>
      <text:list xml:id="list6728403942079572047" text:style-name="L1">
        <text:list-item>
          <text:p text:style-name="P13">Daniel Hofmeister: Skizze, Selection Sort</text:p>
        </text:list-item>
        <text:list-item>
          <text:p text:style-name="P13">Alex Mantel: </text:p>
        </text:list-item>
      </text:list>
      <text:p text:style-name="Standard"><text:span text:style-name="Absatz-Standardschriftart"><text:span text:style-name="T12">Quellenangaben</text:span></text:span><text:span text:style-name="T11">: </text:span></text:p>
      <text:list xml:id="list3990509545816569533" text:style-name="L2">
        <text:list-item>
          <text:p text:style-name="P4"><text:a xlink:type="simple" xlink:href="http://users.informatik.haw-hamburg.de/~klauck/AlguDat/aufg2.html" text:style-name="Internet_20_link" text:visited-style-name="Visited_20_Internet_20_Link"><text:span text:style-name="T11">Praktikumsaufgabe 2</text:span></text:a></text:p>
        </text:list-item>
        <text:list-item>
          <text:p text:style-name="P4"><text:a xlink:type="simple" xlink:href="http://users.informatik.haw-hamburg.de/~klauck/AlguDat/util.erl" text:style-name="Internet_20_link" text:visited-style-name="Visited_20_Internet_20_Link"><text:span text:style-name="T11">Erlang Utility</text:span></text:a></text:p>
        </text:list-item>
      </text:list>
      <text:p text:style-name="Standard"><text:span text:style-name="Absatz-Standardschriftart"><text:span text:style-name="T12">Bearbeitungszeitraum</text:span></text:span><text:span text:style-name="T11">: </text:span></text:p>
      <text:list xml:id="list7901436647574560226" text:style-name="L3">
        <text:list-item>
          <text:p text:style-name="P7">Daniel Hofmeister: 4h</text:p>
        </text:list-item>
        <text:list-item>
          <text:p text:style-name="P7">Alex Mantel:</text:p>
        </text:list-item>
      </text:list>
      <text:p text:style-name="Standard"><text:span text:style-name="Absatz-Standardschriftart"><text:span text:style-name="T12">Aktueller Stand</text:span></text:span><text:span text:style-name="T11">: Selection Sort implementiert.</text:span></text:p>
      <text:p text:style-name="P1"><text:span text:style-name="T11">Fragen an: <text:tab/></text:span><text:a xlink:type="simple" xlink:href="mailto:alex.mantel@haw-hamburg.de" text:style-name="Internet_20_link" text:visited-style-name="Visited_20_Internet_20_Link"><text:span text:style-name="T11">alex.mantel@haw-hamburg.de</text:span></text:a><text:span text:style-name="T11"><text:tab/><text:line-break/><text:tab/><text:tab/></text:span><text:a xlink:type="simple" xlink:href="mailto:daniel.hofmeister@haw-hamburg.de" text:style-name="Internet_20_link" text:visited-style-name="Visited_20_Internet_20_Link"><text:span text:style-name="T11">daniel.hofmeister@haw-hamburg.de</text:span></text:a></text:p>
      <text:p text:style-name="Standard"><text:span text:style-name="Absatz-Standardschriftart"><text:span text:style-name="T12">Änderungen der Skizze:</text:span></text:span></text:p>
      <text:p text:style-name="Standard"><text:span text:style-name="Absatz-Standardschriftart"><text:span text:style-name="T12"><text:tab/></text:span></text:span><text:span text:style-name="Absatz-Standardschriftart"><text:span text:style-name="T13">Änderungen sind bei den Punkten gekennzeichnet.</text:span></text:span></text:p>
      <text:p text:style-name="P12">Aufgabe 3: Implementierung von einfachen Suchalgorithmen</text:p>
      <text:p text:style-name="P8"/>
      <text:p text:style-name="P9">1. sortNum(Anzahl,Case):</text:p>
      <text:p text:style-name="P6"><text:span text:style-name="T5">[Case] rand: Es soll eine Datei (zahlen.dat) erstellt werden, die aus [Anzahl] Zufallszahlen besteht um die kommenden Suchalgorithmen zu testen. Hierfür sollte der Aufruf „</text:span>zahlenfolge/4<text:span text:style-name="T5">“ aus der Util.erl Datei verwendet werden. Das „Minimum“ und „Maximum“ sollte natürlich sinnvoll belegt werden.</text:span></text:p>
      <text:p text:style-name="P10">[Case] BC (best case): Es soll eine Datei (zahlen.dat) erstellt werden, die aus [Anzahl] Zahlen sortier Zahlen von links nach rechts aufsteigend besteht. Zur Erzeugung der Liste biete sich hier sortliste/1 aus der Util.erl Datei an.</text:p>
      <text:p text:style-name="P10">[Case] WC (worst case): Es soll eine Datei (zahlen.dat) erstellt werden, die aus [Anzahl] Zahlen sortier Zahlen von links nach rechts aufsteigend besteht. Zur Erzeugung der Liste biete sich hier resortliste/1 aus der Util.erl Datei an.</text:p>
      <text:p text:style-name="P10"/>
      <text:p text:style-name="P5"><text:span text:style-name="T15">2. </text:span><text:span text:style-name="Teletype"><text:span text:style-name="T14">insertionSort(Array):<text:line-break/></text:span></text:span><text:span text:style-name="T16">Ein Array aus Zahlen soll mit diesem Aufruf sortiert werden, aufsteigend von links nach rechts. Der verwendet Algorithmus soll hierbei der insertionSort und die Lösung iterativ-rekursiv gestaltet sein. Dabei sollte man das Array in zwei Teile aufspalten, ein „sorted Array“ und ein „unsorted Array“. Das erste Element des unsorted Array sollte dabei bei jedem Aufruf genommen werden und an die korrekte Stelle im sorted Array gesteckt werden.</text:span></text:p>
      <text:p text:style-name="P11">Änderung: Anstatt mehrere Arrays als Sortiert und Unsortiert zu benutzen, verwenden wir nur ein Array. </text:p>
      <text:p text:style-name="P2"><text:span text:style-name="T14">3. selection</text:span><text:span text:style-name="Teletype"><text:span text:style-name="T14">Sort(Array):<text:line-break/></text:span></text:span><text:span text:style-name="T11">Ein Array aus Zahlen soll mit diesem Aufruf sortiert werden, aufsteigend von links nach rechts. Der verwendet Algorithmus soll hierbei der selectionSort und die Lösung iterativ-rekursiv gestaltet sein.<text:line-break/>Hierbei soll das jeweils noch nicht sortierte, niedrigste Element gesucht und an die erste nicht sortierte Stelle geschrieben werden. </text:span></text:p>
      <text:p text:style-name="P9">Für beide Algorithmen (2+3) gilt:<text:line-break/><text:span text:style-name="T9">Das jeweils zu sortierende Array soll aus einer Datei (zahlen.dat) ausgelesen werden, das nach Anwendung des Algorithmus sortierte Array soll selbst in eine Datei (sortiert.dat) ausgegeben werden.</text:span></text:p>
      <text:p text:style-name="P10">Zusätzlich soll eine Zeitmessung eingebaut werden, um die Dauer einer einzelnen Sortierung zu bestimmen. Eine zweite Kopie des codes soll am Ende erstellt werden und diese mit Zählern für Vergleiche und Verschiebung der Elemente versehen.</text:p>
      <text:p text:style-name="P10">Weiterhin soll es möglich sein, die Algorithmen 3 Stellig aufzurufen (Array,Pos1,Pos2) und nur das Teilarray zwischen Pos1 und Pos2 zu sortieren.</text:p>
      <text:p text:style-name="P10"/>
      <text:p text:style-name="P9"><text:soft-page-break/>Abschließend:<text:line-break/><text:span text:style-name="T9">Die Algorithmen sind 100-mal auszuführen, wenn möglich mit jeweils unterschiedlichen Zahlen: 80-mal Zufallszahlen und jeweils 10-mal "best case" bzw. "worst case" Zahlen. Aus den Zeitmessungen ist dann per Mittelwert anzugeben:</text:span></text:p>
      <text:list xml:id="list5194141109110122733" text:style-name="L4">
        <text:list-item>
          <text:p text:style-name="P16">Anzahl eingelesener Elemente </text:p>
        </text:list-item>
        <text:list-item>
          <text:p text:style-name="P16">Name des Algorithmus </text:p>
        </text:list-item>
        <text:list-item>
          <text:p text:style-name="P16">Benötigte Zeit, sowie maximal und minimal benötigteZeit. </text:p>
        </text:list-item>
        <text:list-item>
          <text:p text:style-name="P16">Anzahl Vergleiche, sowie maximale Anzahl und minimale Anzahl an Vergleichen. </text:p>
        </text:list-item>
        <text:list-item>
          <text:p text:style-name="P15">Anzahl Verschiebungen, sowie maximale Anzahl und minimale Anzahl an Verschiebungen. </text:p>
        </text:list-item>
      </text:list>
      <text:p text:style-name="P14"><text:span text:style-name="T11">Die Daten sind in einer Datei </text:span><text:a xlink:type="simple" xlink:href="http://users.informatik.haw-hamburg.de/%7Eklauck/AlguDat/messung.log" text:style-name="Internet_20_link" text:visited-style-name="Visited_20_Internet_20_Link"><text:span text:style-name="T11">messung.log</text:span></text:a><text:span text:style-name="T11"> zu speichern. </text:span><text:span text:style-name="T17">Tatsächlich gespeichert haben wir zwei Dateien: messung.log und log.csv.</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monospace" svg:font-family="monospace"/>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de" fo:country="DE" fo:font-style="normal" fo:text-shadow="none" style:text-underline-style="none" fo:font-weight="normal" style:letter-kerning="false" style:font-name-asian="Calibri"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de" fo:country="DE" fo:font-style="normal" fo:text-shadow="none" style:text-underline-style="none" fo:font-weight="normal" style:letter-kerning="false" fo:background-color="transparent" style:font-name-asian="Calibri"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hyphenation-ladder-count="no-limit"/>
      <style:text-properties fo:font-size="11pt" style:font-size-asian="11pt" style:language-asian="en" style:country-asian="US" style:font-size-complex="11pt" fo:hyphenate="false"/>
    </style:style>
    <style:style style:name="Listenabsatz" style:family="paragraph" style:parent-style-name="Standard">
      <style:paragraph-properties fo:margin-left="0.5in" fo:margin-right="0in" fo:margin-top="0in" fo:margin-bottom="0in" loext:contextual-spacing="false" fo:hyphenation-ladder-count="no-limit" fo:text-indent="0in" style:auto-text-indent="false">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1965in" loext:contextual-spacing="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Absatz-Standardschriftar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footnote-max-height="0in">
        <style:footnote-sep style:width="0.0071in" style:line-style="none" style:adjustment="left" style:rel-width="33%" style:color="#000000"/>
      </style:page-layout-properties>
      <style:header-style>
        <style:header-footer-properties fo:min-height="0in" fo:margin-left="0in" fo:margin-right="0in" fo:margin-bottom="0.1965in"/>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Header"/>
      </style:header>
    </style:master-page>
    <style:master-page style:name="MP0" style:page-layout-name="Mpm2">
      <style:header>
        <text:p text:style-name="Header"><text:tab/><text:tab/><text:date style:data-style-name="N76" text:date-value="2014-10-02T11:28:49.390000062" text:fixed="true">2. Oktober 2014</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Prof. Dr. Klauck</meta:initial-creator>
    <meta:creation-date>2012-12-06T20:25:00Z</meta:creation-date>
    <dc:date>2014-11-05T10:54:30.644955862</dc:date>
    <meta:editing-cycles>31</meta:editing-cycles>
    <meta:editing-duration>PT3H57M16S</meta:editing-duration>
    <meta:document-statistic meta:table-count="0" meta:image-count="0" meta:object-count="0" meta:page-count="3" meta:paragraph-count="33" meta:word-count="480" meta:character-count="3467" meta:non-whitespace-character-count="3013"/>
    <meta:template xlink:type="simple" xlink:actuate="onRequest" xlink:title="" xlink:href="../../PFormal/PFormal.odt/Normal.dotm"/>
  </office:meta>
</office:document-meta>
</file>